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draw:stroke="none" draw:fill-color="#bebebe" draw:textarea-horizontal-align="justify" draw:textarea-vertical-align="middle" draw:auto-grow-height="false" fo:min-height="7.75cm" fo:min-width="0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3.286cm" fo:min-width="3.036cm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2.932cm" fo:min-width="2.682cm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1.25cm" fo:min-width="8.5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75cm" fo:min-width="8cm"/>
    </style:style>
    <style:style style:name="P1" style:family="paragraph">
      <loext:graphic-properties draw:fill-color="#bebeb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g draw:style-name="gr1">
          <draw:custom-shape draw:style-name="gr2" draw:text-style-name="P1" draw:layer="layout" svg:width="0.5cm" svg:height="8cm" svg:x="4.25cm" svg:y="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5cm" svg:height="5cm" svg:x="2cm" svg:y="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4.5cm" svg:height="4.5cm" svg:x="2.25cm" svg:y="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9cm" svg:height="1.5cm" draw:transform="rotate (1.5707963267949) translate (3.75cm 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8.5cm" svg:height="1cm" draw:transform="rotate (1.5707963267949) translate (4cm 8.75cm)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20T22:28:15.783000000</dc:date>
    <meta:editing-duration>PT24M13S</meta:editing-duration>
    <meta:editing-cycles>58</meta:editing-cycles>
    <meta:generator>LibreOffice/7.5.0.3$Windows_X86_64 LibreOffice_project/c21113d003cd3efa8c53188764377a8272d9d6de</meta:generator>
    <meta:document-statistic meta:object-count="6"/>
  </office:meta>
</office:document-meta>
</file>